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7403865399049" calcext:value-type="float">
            <text:p>2.27404</text:p>
          </table:table-cell>
          <table:table-cell office:value-type="float" office:value="2.45557115753482" calcext:value-type="float">
            <text:p>2.45557</text:p>
          </table:table-cell>
          <table:table-cell office:value-type="float" office:value="4.55276207155367" calcext:value-type="float">
            <text:p>4.5527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994235259778" calcext:value-type="float">
            <text:p>2.27994</text:p>
          </table:table-cell>
          <table:table-cell office:value-type="float" office:value="2.4415249979151" calcext:value-type="float">
            <text:p>2.44152</text:p>
          </table:table-cell>
          <table:table-cell office:value-type="float" office:value="4.64632599449587" calcext:value-type="float">
            <text:p>4.6463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076484446668" calcext:value-type="float">
            <text:p>2.26076</text:p>
          </table:table-cell>
          <table:table-cell office:value-type="float" office:value="2.42829987073639" calcext:value-type="float">
            <text:p>2.4283</text:p>
          </table:table-cell>
          <table:table-cell office:value-type="float" office:value="4.11340255191394" calcext:value-type="float">
            <text:p>4.113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76176176176" calcext:value-type="float">
            <text:p>2.25176</text:p>
          </table:table-cell>
          <table:table-cell office:value-type="float" office:value="2.41983264514515" calcext:value-type="float">
            <text:p>2.41983</text:p>
          </table:table-cell>
          <table:table-cell office:value-type="float" office:value="4.25537662662663" calcext:value-type="float">
            <text:p>4.2553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03392588883" calcext:value-type="float">
            <text:p>2.27803</text:p>
          </table:table-cell>
          <table:table-cell office:value-type="float" office:value="2.41835576281088" calcext:value-type="float">
            <text:p>2.41836</text:p>
          </table:table-cell>
          <table:table-cell office:value-type="float" office:value="4.1538995993991" calcext:value-type="float">
            <text:p>4.153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530071738405" calcext:value-type="float">
            <text:p>2.2453</text:p>
          </table:table-cell>
          <table:table-cell office:value-type="float" office:value="2.41775056306306" calcext:value-type="float">
            <text:p>2.41775</text:p>
          </table:table-cell>
          <table:table-cell office:value-type="float" office:value="4.18781906906907" calcext:value-type="float">
            <text:p>4.1878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12330996495" calcext:value-type="float">
            <text:p>2.27012</text:p>
          </table:table-cell>
          <table:table-cell office:value-type="float" office:value="2.41365798698047" calcext:value-type="float">
            <text:p>2.41366</text:p>
          </table:table-cell>
          <table:table-cell office:value-type="float" office:value="4.11587506259389" calcext:value-type="float">
            <text:p>4.1158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878815361521" calcext:value-type="float">
            <text:p>2.25879</text:p>
          </table:table-cell>
          <table:table-cell office:value-type="float" office:value="2.41319927445584" calcext:value-type="float">
            <text:p>2.4132</text:p>
          </table:table-cell>
          <table:table-cell office:value-type="float" office:value="4.01850137603202" calcext:value-type="float">
            <text:p>4.018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5516639542647" calcext:value-type="float">
            <text:p>2.25517</text:p>
          </table:table-cell>
          <table:table-cell office:value-type="float" office:value="2.2877131321983" calcext:value-type="float">
            <text:p>2.28771</text:p>
          </table:table-cell>
          <table:table-cell office:value-type="float" office:value="3.46329869804707" calcext:value-type="float">
            <text:p>3.463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78555332999" calcext:value-type="float">
            <text:p>2.25579</text:p>
          </table:table-cell>
          <table:table-cell office:value-type="float" office:value="2.28652958604574" calcext:value-type="float">
            <text:p>2.28653</text:p>
          </table:table-cell>
          <table:table-cell office:value-type="float" office:value="3.51412368552829" calcext:value-type="float">
            <text:p>3.5141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47715894869" calcext:value-type="float">
            <text:p>2.28548</text:p>
          </table:table-cell>
          <table:table-cell office:value-type="float" office:value="2.40221120150188" calcext:value-type="float">
            <text:p>2.40221</text:p>
          </table:table-cell>
          <table:table-cell office:value-type="float" office:value="3.60995619524405" calcext:value-type="float">
            <text:p>3.6099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07801929341" calcext:value-type="float">
            <text:p>2.28078</text:p>
          </table:table-cell>
          <table:table-cell office:value-type="float" office:value="2.33261724296333" calcext:value-type="float">
            <text:p>2.33262</text:p>
          </table:table-cell>
          <table:table-cell office:value-type="float" office:value="3.47669882235029" calcext:value-type="float">
            <text:p>3.4767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932893530098" calcext:value-type="float">
            <text:p>2.27933</text:p>
          </table:table-cell>
          <table:table-cell office:value-type="float" office:value="2.27157766383192" calcext:value-type="float">
            <text:p>2.27158</text:p>
          </table:table-cell>
          <table:table-cell office:value-type="float" office:value="3.04182966483242" calcext:value-type="float">
            <text:p>3.0418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29810824355" calcext:value-type="float">
            <text:p>2.2793</text:p>
          </table:table-cell>
          <table:table-cell office:value-type="float" office:value="2.3413396809488" calcext:value-type="float">
            <text:p>2.34134</text:p>
          </table:table-cell>
          <table:table-cell office:value-type="float" office:value="3.43652969180656" calcext:value-type="float">
            <text:p>3.43653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093650992163" calcext:value-type="float">
            <text:p>2.27094</text:p>
          </table:table-cell>
          <table:table-cell office:value-type="float" office:value="2.27166083041521" calcext:value-type="float">
            <text:p>2.27166</text:p>
          </table:table-cell>
          <table:table-cell office:value-type="float" office:value="3.02517508754377" calcext:value-type="float">
            <text:p>3.0251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043074676679" calcext:value-type="float">
            <text:p>2.27043</text:p>
          </table:table-cell>
          <table:table-cell office:value-type="float" office:value="2.38096933667084" calcext:value-type="float">
            <text:p>2.38097</text:p>
          </table:table-cell>
          <table:table-cell office:value-type="float" office:value="3.59867459324155" calcext:value-type="float">
            <text:p>3.5986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91268650496" calcext:value-type="float">
            <text:p>2.26491</text:p>
          </table:table-cell>
          <table:table-cell office:value-type="float" office:value="2.26852379761607" calcext:value-type="float">
            <text:p>2.26852</text:p>
          </table:table-cell>
          <table:table-cell office:value-type="float" office:value="3.68041260315079" calcext:value-type="float">
            <text:p>3.6804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047928648829" calcext:value-type="float">
            <text:p>2.25048</text:p>
          </table:table-cell>
          <table:table-cell office:value-type="float" office:value="2.27595982328916" calcext:value-type="float">
            <text:p>2.27596</text:p>
          </table:table-cell>
          <table:table-cell office:value-type="float" office:value="3.74750937734434" calcext:value-type="float">
            <text:p>3.7475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37395519893" calcext:value-type="float">
            <text:p>2.24374</text:p>
          </table:table-cell>
          <table:table-cell office:value-type="float" office:value="2.37339539451688" calcext:value-type="float">
            <text:p>2.3734</text:p>
          </table:table-cell>
          <table:table-cell office:value-type="float" office:value="3.77398445336008" calcext:value-type="float">
            <text:p>3.77398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059383858596" calcext:value-type="float">
            <text:p>2.24059</text:p>
          </table:table-cell>
          <table:table-cell office:value-type="float" office:value="2.4310249916625" calcext:value-type="float">
            <text:p>2.43102</text:p>
          </table:table-cell>
          <table:table-cell office:value-type="float" office:value="3.86519259629815" calcext:value-type="float">
            <text:p>3.8651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945920877105" calcext:value-type="float">
            <text:p>2.23946</text:p>
          </table:table-cell>
          <table:table-cell office:value-type="float" office:value="2.41631482407871" calcext:value-type="float">
            <text:p>2.41631</text:p>
          </table:table-cell>
          <table:table-cell office:value-type="float" office:value="3.85617308654327" calcext:value-type="float">
            <text:p>3.8561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898985470942" calcext:value-type="float">
            <text:p>2.23899</text:p>
          </table:table-cell>
          <table:table-cell office:value-type="float" office:value="2.32807302104208" calcext:value-type="float">
            <text:p>2.32807</text:p>
          </table:table-cell>
          <table:table-cell office:value-type="float" office:value="3.5363376753507" calcext:value-type="float">
            <text:p>3.5363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29814907454" calcext:value-type="float">
            <text:p>2.2363</text:p>
          </table:table-cell>
          <table:table-cell office:value-type="float" office:value="2.27710271802568" calcext:value-type="float">
            <text:p>2.2771</text:p>
          </table:table-cell>
          <table:table-cell office:value-type="float" office:value="3.57179464732366" calcext:value-type="float">
            <text:p>3.5717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21810905453" calcext:value-type="float">
            <text:p>2.23622</text:p>
          </table:table-cell>
          <table:table-cell office:value-type="float" office:value="2.3228655994664" calcext:value-type="float">
            <text:p>2.32287</text:p>
          </table:table-cell>
          <table:table-cell office:value-type="float" office:value="3.36452726363182" calcext:value-type="float">
            <text:p>3.3645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524974962444" calcext:value-type="float">
            <text:p>2.23525</text:p>
          </table:table-cell>
          <table:table-cell office:value-type="float" office:value="2.25975953513604" calcext:value-type="float">
            <text:p>2.25976</text:p>
          </table:table-cell>
          <table:table-cell office:value-type="float" office:value="3.65861792689034" calcext:value-type="float">
            <text:p>3.6586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446150158413" calcext:value-type="float">
            <text:p>2.23446</text:p>
          </table:table-cell>
          <table:table-cell office:value-type="float" office:value="2.31321827580457" calcext:value-type="float">
            <text:p>2.31322</text:p>
          </table:table-cell>
          <table:table-cell office:value-type="float" office:value="3.68612181090545" calcext:value-type="float">
            <text:p>3.6861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37695931299" calcext:value-type="float">
            <text:p>2.23377</text:p>
          </table:table-cell>
          <table:table-cell office:value-type="float" office:value="2.2782712189428" calcext:value-type="float">
            <text:p>2.27827</text:p>
          </table:table-cell>
          <table:table-cell office:value-type="float" office:value="3.5212156078039" calcext:value-type="float">
            <text:p>3.5212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75313126252" calcext:value-type="float">
            <text:p>2.23375</text:p>
          </table:table-cell>
          <table:table-cell office:value-type="float" office:value="2.34336683784235" calcext:value-type="float">
            <text:p>2.34337</text:p>
          </table:table-cell>
          <table:table-cell office:value-type="float" office:value="3.5110746492986" calcext:value-type="float">
            <text:p>3.51107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348622227781" calcext:value-type="float">
            <text:p>2.23349</text:p>
          </table:table-cell>
          <table:table-cell office:value-type="float" office:value="2.33251177672169" calcext:value-type="float">
            <text:p>2.33251</text:p>
          </table:table-cell>
          <table:table-cell office:value-type="float" office:value="3.36140945472736" calcext:value-type="float">
            <text:p>3.3614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06550746393" calcext:value-type="float">
            <text:p>2.23207</text:p>
          </table:table-cell>
          <table:table-cell office:value-type="float" office:value="2.27891647902594" calcext:value-type="float">
            <text:p>2.27892</text:p>
          </table:table-cell>
          <table:table-cell office:value-type="float" office:value="3.15286840130098" calcext:value-type="float">
            <text:p>3.1528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096279836421" calcext:value-type="float">
            <text:p>2.23096</text:p>
          </table:table-cell>
          <table:table-cell office:value-type="float" office:value="2.2511304456685" calcext:value-type="float">
            <text:p>2.25113</text:p>
          </table:table-cell>
          <table:table-cell office:value-type="float" office:value="3.6879193790686" calcext:value-type="float">
            <text:p>3.6879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683477515881" calcext:value-type="float">
            <text:p>2.22683</text:p>
          </table:table-cell>
          <table:table-cell office:value-type="float" office:value="2.42412968070879" calcext:value-type="float">
            <text:p>2.42413</text:p>
          </table:table-cell>
          <table:table-cell office:value-type="float" office:value="3.84841148445336" calcext:value-type="float">
            <text:p>3.84841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22227086982" calcext:value-type="float">
            <text:p>2.22622</text:p>
          </table:table-cell>
          <table:table-cell office:value-type="float" office:value="2.45664258610625" calcext:value-type="float">
            <text:p>2.45664</text:p>
          </table:table-cell>
          <table:table-cell office:value-type="float" office:value="4.17218538904178" calcext:value-type="float">
            <text:p>4.1721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453444249854" calcext:value-type="float">
            <text:p>2.22453</text:p>
          </table:table-cell>
          <table:table-cell office:value-type="float" office:value="2.45296972729547" calcext:value-type="float">
            <text:p>2.45297</text:p>
          </table:table-cell>
          <table:table-cell office:value-type="float" office:value="4.16038779084313" calcext:value-type="float">
            <text:p>4.1603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74583020599" calcext:value-type="float">
            <text:p>2.22375</text:p>
          </table:table-cell>
          <table:table-cell office:value-type="float" office:value="2.29351930614628" calcext:value-type="float">
            <text:p>2.29352</text:p>
          </table:table-cell>
          <table:table-cell office:value-type="float" office:value="3.18855141356017" calcext:value-type="float">
            <text:p>3.1885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113611668338" calcext:value-type="float">
            <text:p>2.22114</text:p>
          </table:table-cell>
          <table:table-cell office:value-type="float" office:value="2.36502747826814" calcext:value-type="float">
            <text:p>2.36503</text:p>
          </table:table-cell>
          <table:table-cell office:value-type="float" office:value="3.78027457372116" calcext:value-type="float">
            <text:p>3.78027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2089936476095" calcext:value-type="float">
            <text:p>2.2209</text:p>
          </table:table-cell>
          <table:table-cell office:value-type="float" office:value="2.42296033935139" calcext:value-type="float">
            <text:p>2.42296</text:p>
          </table:table-cell>
          <table:table-cell office:value-type="float" office:value="3.87047266800401" calcext:value-type="float">
            <text:p>3.87047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58452261726" calcext:value-type="float">
            <text:p>2.22058</text:p>
          </table:table-cell>
          <table:table-cell office:value-type="float" office:value="2.33220946002337" calcext:value-type="float">
            <text:p>2.33221</text:p>
          </table:table-cell>
          <table:table-cell office:value-type="float" office:value="3.64080245368052" calcext:value-type="float">
            <text:p>3.640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670537055583" calcext:value-type="float">
            <text:p>2.21671</text:p>
          </table:table-cell>
          <table:table-cell office:value-type="float" office:value="2.3435819354031" calcext:value-type="float">
            <text:p>2.34358</text:p>
          </table:table-cell>
          <table:table-cell office:value-type="float" office:value="3.61759889834752" calcext:value-type="float">
            <text:p>3.617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139462809917" calcext:value-type="float">
            <text:p>2.21139</text:p>
          </table:table-cell>
          <table:table-cell office:value-type="float" office:value="2.28031586526421" calcext:value-type="float">
            <text:p>2.28032</text:p>
          </table:table-cell>
          <table:table-cell office:value-type="float" office:value="3.98390934134736" calcext:value-type="float">
            <text:p>3.9839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65411872603" calcext:value-type="float">
            <text:p>2.20654</text:p>
          </table:table-cell>
          <table:table-cell office:value-type="float" office:value="2.30310905452726" calcext:value-type="float">
            <text:p>2.30311</text:p>
          </table:table-cell>
          <table:table-cell office:value-type="float" office:value="3.72725612806403" calcext:value-type="float">
            <text:p>3.7272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9697309744103" calcext:value-type="float">
            <text:p>2.19697</text:p>
          </table:table-cell>
          <table:table-cell office:value-type="float" office:value="2.32700508460448" calcext:value-type="float">
            <text:p>2.32701</text:p>
          </table:table-cell>
          <table:table-cell office:value-type="float" office:value="3.84142160540135" calcext:value-type="float">
            <text:p>3.8414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387668002337" calcext:value-type="float">
            <text:p>2.19388</text:p>
          </table:table-cell>
          <table:table-cell office:value-type="float" office:value="2.27000041739711" calcext:value-type="float">
            <text:p>2.27</text:p>
          </table:table-cell>
          <table:table-cell office:value-type="float" office:value="3.96600050087653" calcext:value-type="float">
            <text:p>3.966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890014170209" calcext:value-type="float">
            <text:p>2.1589</text:p>
          </table:table-cell>
          <table:table-cell office:value-type="float" office:value="2.1911404934567" calcext:value-type="float">
            <text:p>2.19114</text:p>
          </table:table-cell>
          <table:table-cell office:value-type="float" office:value="2.93217679419855" calcext:value-type="float">
            <text:p>2.9321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587896974244" calcext:value-type="float">
            <text:p>2.18588</text:p>
          </table:table-cell>
          <table:table-cell office:value-type="float" office:value="2.31984006418271" calcext:value-type="float">
            <text:p>2.31984</text:p>
          </table:table-cell>
          <table:table-cell office:value-type="float" office:value="3.81772068017004" calcext:value-type="float">
            <text:p>3.8177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8115349341337" calcext:value-type="float">
            <text:p>2.18115</text:p>
          </table:table-cell>
          <table:table-cell office:value-type="float" office:value="2.13202424128731" calcext:value-type="float">
            <text:p>2.13202</text:p>
          </table:table-cell>
          <table:table-cell office:value-type="float" office:value="2.76010380190095" calcext:value-type="float">
            <text:p>2.760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824130815408" calcext:value-type="float">
            <text:p>2.17824</text:p>
          </table:table-cell>
          <table:table-cell office:value-type="float" office:value="2.10313344172086" calcext:value-type="float">
            <text:p>2.10313</text:p>
          </table:table-cell>
          <table:table-cell office:value-type="float" office:value="2.76927088544272" calcext:value-type="float">
            <text:p>2.7692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679305242977" calcext:value-type="float">
            <text:p>2.15679</text:p>
          </table:table-cell>
          <table:table-cell office:value-type="float" office:value="2.16362444777861" calcext:value-type="float">
            <text:p>2.16362</text:p>
          </table:table-cell>
          <table:table-cell office:value-type="float" office:value="3.00797574393598" calcext:value-type="float">
            <text:p>3.0079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344019509336" calcext:value-type="float">
            <text:p>2.16344</text:p>
          </table:table-cell>
          <table:table-cell office:value-type="float" office:value="2.3081529975718" calcext:value-type="float">
            <text:p>2.30815</text:p>
          </table:table-cell>
          <table:table-cell office:value-type="float" office:value="3.55906932931424" calcext:value-type="float">
            <text:p>3.55907</text:p>
          </table:table-cell>
          <table:table-cell office:value-type="float" office:value="9554400" calcext:value-type="float">
            <text:p>9554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911068718205" calcext:value-type="float">
            <text:p>2.15911</text:p>
          </table:table-cell>
          <table:table-cell office:value-type="float" office:value="2.25793918355433" calcext:value-type="float">
            <text:p>2.25794</text:p>
          </table:table-cell>
          <table:table-cell office:value-type="float" office:value="2.94598949211909" calcext:value-type="float">
            <text:p>2.9459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868093807378" calcext:value-type="float">
            <text:p>2.15868</text:p>
          </table:table-cell>
          <table:table-cell office:value-type="float" office:value="2.11133961358705" calcext:value-type="float">
            <text:p>2.11134</text:p>
          </table:table-cell>
          <table:table-cell office:value-type="float" office:value="2.60937280921382" calcext:value-type="float">
            <text:p>2.60937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5320396885205" calcext:value-type="float">
            <text:p>2.1532</text:p>
          </table:table-cell>
          <table:table-cell office:value-type="float" office:value="2.32067351168048" calcext:value-type="float">
            <text:p>2.32067</text:p>
          </table:table-cell>
          <table:table-cell office:value-type="float" office:value="3.60929917106255" calcext:value-type="float">
            <text:p>3.6093</text:p>
          </table:table-cell>
          <table:table-cell office:value-type="float" office:value="9554400" calcext:value-type="float">
            <text:p>9554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075858977566" calcext:value-type="float">
            <text:p>2.15076</text:p>
          </table:table-cell>
          <table:table-cell office:value-type="float" office:value="2.2540759736469" calcext:value-type="float">
            <text:p>2.25408</text:p>
          </table:table-cell>
          <table:table-cell office:value-type="float" office:value="2.99446710032524" calcext:value-type="float">
            <text:p>2.9944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339999582707" calcext:value-type="float">
            <text:p>2.1434</text:p>
          </table:table-cell>
          <table:table-cell office:value-type="float" office:value="2.09744616925388" calcext:value-type="float">
            <text:p>2.09745</text:p>
          </table:table-cell>
          <table:table-cell office:value-type="float" office:value="2.61863545317977" calcext:value-type="float">
            <text:p>2.61864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412502086463" calcext:value-type="float">
            <text:p>2.14125</text:p>
          </table:table-cell>
          <table:table-cell office:value-type="float" office:value="2.21219349858121" calcext:value-type="float">
            <text:p>2.21219</text:p>
          </table:table-cell>
          <table:table-cell office:value-type="float" office:value="3.23830996494742" calcext:value-type="float">
            <text:p>3.23831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279621988831" calcext:value-type="float">
            <text:p>2.1228</text:p>
          </table:table-cell>
          <table:table-cell office:value-type="float" office:value="2.208777402684" calcext:value-type="float">
            <text:p>2.20878</text:p>
          </table:table-cell>
          <table:table-cell office:value-type="float" office:value="2.74978994748687" calcext:value-type="float">
            <text:p>2.7497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1451301952929" calcext:value-type="float">
            <text:p>2.11451</text:p>
          </table:table-cell>
          <table:table-cell office:value-type="float" office:value="2.20031943748957" calcext:value-type="float">
            <text:p>2.20032</text:p>
          </table:table-cell>
          <table:table-cell office:value-type="float" office:value="3.29912869303956" calcext:value-type="float">
            <text:p>3.2991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286716274804" calcext:value-type="float">
            <text:p>2.11287</text:p>
          </table:table-cell>
          <table:table-cell office:value-type="float" office:value="2.08833375020844" calcext:value-type="float">
            <text:p>2.08833</text:p>
          </table:table-cell>
          <table:table-cell office:value-type="float" office:value="3.08552776388194" calcext:value-type="float">
            <text:p>3.0855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014121644155" calcext:value-type="float">
            <text:p>2.11014</text:p>
          </table:table-cell>
          <table:table-cell office:value-type="float" office:value="2.08863546356512" calcext:value-type="float">
            <text:p>2.08864</text:p>
          </table:table-cell>
          <table:table-cell office:value-type="float" office:value="3.09779014507254" calcext:value-type="float">
            <text:p>3.0977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493071184463" calcext:value-type="float">
            <text:p>2.10493</text:p>
          </table:table-cell>
          <table:table-cell office:value-type="float" office:value="2.19342075102109" calcext:value-type="float">
            <text:p>2.19342</text:p>
          </table:table-cell>
          <table:table-cell office:value-type="float" office:value="2.72798699674919" calcext:value-type="float">
            <text:p>2.7279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0" calcext:value-type="float">
            <text:p>0</text:p>
          </table:table-cell>
          <table:table-cell table:formula="of:=SUM([.D1:.D5])" office:value-type="float" office:value="0" calcext:value-type="float">
            <text:p>0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5" calcext:value-type="float">
            <text:p>5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5" calcext:value-type="float">
            <text:p>5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07:36.876269742</dc:date>
    <meta:document-statistic meta:table-count="1" meta:cell-count="4638" meta:object-count="0"/>
    <meta:generator>LibreOffice/4.2.8.2$Linux_X86_64 LibreOffice_project/420m0$Build-2</meta:generator>
  </office:meta>
</office:document-meta>
</file>